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7_00-32-59_000.jpg</text:p>
          </table:table-cell>
          <table:table-cell table:style-name="ce12" office:value-type="string">
            <text:p><text:s/>:PHOTO 記録 / 経過記録；作ったもの / food=焼酎漬け / material=ローズマリー,media=麦焼酎,time=~,container=green-cap / type=~,other=~,id=2021-12-27_00-32-59_000.jpg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PHOTO 記録 / 経過記録；作ったもの / food=焼酎漬け / material=ローズマリー,media=麦焼酎,time=~,container=green-cap / type=~,other=~,id=2021-12-27_00-32-59_000.jpg">
            <text:p><text:s/>:PHOTO 記録 / 経過記録；作ったもの / food=焼酎漬け / material=ローズマリー,media=麦焼酎,time=~,container=green-cap / type=~,other=~,id=2021-12-27_00-32-59_000.jp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7_01-22-12_000.jpg</text:p>
          </table:table-cell>
          <table:table-cell table:style-name="ce19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7_03-56-51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7_10-10-20_000.jpg</text:p>
          </table:table-cell>
          <table:table-cell table:style-name="ce9" office:value-type="string">
            <text:p>:tome/ (lang=ja) / topic=やること / content=まずは、自分の中に、それを建てる。然る後、外に、それが建てられる。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tome/ (lang=ja) / topic=やること / content=まずは、自分の中に、それを建てる。然る後、外に、それが建てられる。">
            <text:p>:tome/ (lang=ja) / topic=やること / content=まずは、自分の中に、それを建てる。然る後、外に、それが建てられる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7_10-10-26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7_11-27-48_000.jpg</text:p>
          </table:table-cell>
          <table:table-cell table:style-name="ce9" office:value-type="string">
            <text:p><text:s/>:m #*# RES / JVEMV6 64#140-7.1 / 『和田村常夜燈寄進浄瑠璃行着書控他』 / w=和田村常夜燈～廿六日 / p.~ / topic=~,other=~ 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#*# RES / JVEMV6 64#140-7.1 / 『和田村常夜燈寄進浄瑠璃行着書控他』 / w=和田村常夜燈～廿六日 / p.~ / topic=~,other=~ ">
            <text:p><text:s/>:m #*# RES / JVEMV6 64#140-7.1 / 『和田村常夜燈寄進浄瑠璃行着書控他』 / w=和田村常夜燈～廿六日 / p.~ / topic=~,other=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7_12-54-13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7_16-06-45_000.jpg</text:p>
          </table:table-cell>
          <table:table-cell table:style-name="ce9" office:value-type="string">
            <text:p><text:s/>:m 東和 PHOTO / 211224f / 十日市場駅 / 十日市場マンション / ２名（職長、松村さん。別作業。対面せず。連絡もせず。） / 丹野設備工業所（藤田建設） / 日誌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東和 PHOTO / 211224f / 十日市場駅 / 十日市場マンション / ２名（職長、松村さん。別作業。対面せず。連絡もせず。） / 丹野設備工業所（藤田建設） / 日誌">
            <text:p><text:s/>:m 東和 PHOTO / 211224f / 十日市場駅 / 十日市場マンション / ２名（職長、松村さん。別作業。対面せず。連絡もせず。） / 丹野設備工業所（藤田建設） / 日誌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27_17-46-59_000.jpg</text:p>
          </table:table-cell>
          <table:table-cell table:style-name="ce9" office:value-type="string">
            <text:p>:m RES #*# / free# JVEMV6 68#_139:1 / 68. theoretical-physics(tp) / w=~,topics=一致定理(eman),other=~,s=~,i=~,doc=r-9-1~4#7;r-9-1~5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#*# / free# JVEMV6 68#_139:1 / 68. theoretical-physics(tp) / w=~,topics=一致定理(eman),other=~,s=~,i=~,doc=r-9-1~4#7;r-9-1~5">
            <text:p>:m RES #*# / free# JVEMV6 68#_139:1 / 68. theoretical-physics(tp) / w=~,topics=一致定理(eman),other=~,s=~,i=~,doc=r-9-1~4#7;r-9-1~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27_21-15-41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7_17-27-44_000.mp4</text:p>
          </table:table-cell>
          <table:table-cell table:style-name="ce19" office:value-type="string">
            <text:p><text:s/>:VIDEO / @自室：ベランダ / 記録 / topic=UFO, content=空：南；西；UFOが飛んでいる 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VIDEO / @自室：ベランダ / 記録 / topic=UFO, content=空：南；西；UFOが飛んでいる ">
            <text:p><text:s/>:VIDEO / @自室：ベランダ / 記録 / topic=UFO, content=空：南；西；UFOが飛んでいる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7_17-43-52_000.mp4</text:p>
          </table:table-cell>
          <table:table-cell table:style-name="ce19" office:value-type="string">
            <text:p><text:s/>:VIDEO / @自室：ベランダ / 記録 / topic=UFO, content=空：南；西；UFOが飛んでいる 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VIDEO / @自室：ベランダ / 記録 / topic=UFO, content=空：南；西；UFOが飛んでいる ">
            <text:p><text:s/>:VIDEO / @自室：ベランダ / 記録 / topic=UFO, content=空：南；西；UFOが飛んでいる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2-27_18-52-23_000.mp4</text:p>
          </table:table-cell>
          <table:table-cell table:style-name="ce9" office:value-type="string">
            <text:p>:VIDEO / @自室 / 記録 / jap.flute / 演奏、play / R=1 / todays-melody,genr=~,for=~,Re+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1 / todays-melody,genr=~,for=~,Re+">
            <text:p>:VIDEO / @自室 / 記録 / jap.flute / 演奏、play / R=1 / todays-melody,genr=~,for=~,Re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2021/12/28</text:date>, <text:time>00:4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8T00:40:37.52</dc:date>
    <dc:creator>iwabuchi ken</dc:creator>
    <meta:editing-duration>P41DT9H52M11S</meta:editing-duration>
    <meta:editing-cycles>14101</meta:editing-cycles>
    <meta:document-statistic meta:table-count="1" meta:cell-count="456" meta:object-count="0"/>
    <meta:user-defined meta:name="qrichtext">1</meta:user-defined>
  </office:meta>
</office:document-meta>
</file>